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ar font-monospace" svg:font-family="'var font-monospace', 'Droid Sans Mono', monospace, monospace, 'Droid Sans Fallback'"/>
  </office:font-face-decls>
  <office:automatic-styles>
    <style:style style:name="P1" style:family="paragraph" style:parent-style-name="Standard">
      <style:text-properties officeooo:rsid="000ae330" officeooo:paragraph-rsid="000ae330"/>
    </style:style>
    <style:style style:name="P2" style:family="paragraph" style:parent-style-name="Standard">
      <style:paragraph-properties style:line-height-at-least="0.503cm"/>
      <style:text-properties fo:color="#5c6773" loext:opacity="100%" style:font-name="var font-monospace" fo:font-size="10.5pt" fo:font-weight="normal" fo:background-color="#fbfcfd"/>
    </style:style>
    <style:style style:name="P3" style:family="paragraph" style:parent-style-name="Standard">
      <style:text-properties fo:color="#5c6773" loext:opacity="100%" style:font-name="var font-monospace" fo:font-size="10.5pt" fo:font-weight="normal" officeooo:rsid="000ae330" officeooo:paragraph-rsid="000ae330" fo:background-color="#fbfcfd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text-properties style:use-window-font-color="true" loext:opacity="0%" style:font-name="var font-monospace" fo:font-size="10.5pt" fo:font-weight="normal" officeooo:rsid="000ae330" officeooo:paragraph-rsid="000ae330" fo:background-color="#fbfcfd"/>
    </style:style>
    <style:style style:name="T1" style:family="text">
      <style:text-properties fo:color="#f2590c" loext:opacity="100%"/>
    </style:style>
    <style:style style:name="T2" style:family="text">
      <style:text-properties fo:color="#41a6d9" loext:opacity="100%"/>
    </style:style>
    <style:style style:name="T3" style:family="text">
      <style:text-properties fo:color="#86b300" loext:opacity="100%"/>
    </style:style>
    <style:style style:name="T4" style:family="text">
      <style:text-properties fo:color="#f08c36" loext:opacity="100%"/>
    </style:style>
    <style:style style:name="T5" style:family="text">
      <style:text-properties fo:color="#ff3333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4) Álcool ou gasolina</text:p>
      <text:p text:style-name="P5"/>
      <text:p text:style-name="P5">App.js</text:p>
      <text:p text:style-name="P1"/>
      <text:p text:style-name="P3"><text:span text:style-name="T1">import</text:span> <text:span text:style-name="T2">React</text:span>, { useState } <text:span text:style-name="T1">from</text:span> <text:span text:style-name="T3">'react'</text:span>;</text:p>
      <text:p text:style-name="P2"><text:span text:style-name="T1">import</text:span> { <text:span text:style-name="T2">View</text:span>, <text:span text:style-name="T2">Text</text:span>, <text:span text:style-name="T2">TextInput</text:span>, <text:span text:style-name="T2">Button</text:span>, <text:span text:style-name="T2">Image</text:span> } <text:span text:style-name="T1">from</text:span> <text:span text:style-name="T3">'react-native'</text:span>;</text:p>
      <text:p text:style-name="P4"/>
      <text:p text:style-name="P2"><text:span text:style-name="T1">import</text:span> { customStyles } <text:span text:style-name="T1">from</text:span> <text:span text:style-name="T3">'./styles'</text:span>;</text:p>
      <text:p text:style-name="P4"/>
      <text:p text:style-name="P2"><text:span text:style-name="T1">let</text:span> fuelImage = <text:span text:style-name="T3">'https://st3.depositphotos.com/1006542/33389/i/450/depositphotos_333895308-stock-photo-depressed-man-cries-gas-station.jpg'</text:span>;</text:p>
      <text:p text:style-name="P4"/>
      <text:p text:style-name="P2"><text:span text:style-name="T1">function</text:span> <text:span text:style-name="T2">FuelTypeApp</text:span>() {</text:p>
      <text:p text:style-name="P2"><text:span text:style-name="T1">const</text:span> [alcoholPrice, setAlcoholPrice] = useState(<text:span text:style-name="T3">''</text:span>);</text:p>
      <text:p text:style-name="P2"><text:span text:style-name="T1">const</text:span> [gasolinePrice, setGasolinePrice] = useState(<text:span text:style-name="T3">''</text:span>);</text:p>
      <text:p text:style-name="P2"><text:span text:style-name="T1">const</text:span> [result, setResult] = useState(<text:span text:style-name="T3">''</text:span>);</text:p>
      <text:p text:style-name="P4"/>
      <text:p text:style-name="P2"><text:span text:style-name="T1">const</text:span> checkFuelType = () =&gt; {</text:p>
      <text:p text:style-name="P2"><text:span text:style-name="T1">if</text:span> (alcoholPrice &amp;&amp; gasolinePrice) {</text:p>
      <text:p text:style-name="P2"><text:span text:style-name="T1">const</text:span> ratio = parseFloat(alcoholPrice) / parseFloat(gasolinePrice);</text:p>
      <text:p text:style-name="P4"/>
      <text:p text:style-name="P2"><text:span text:style-name="T1">if</text:span> (ratio &lt; <text:span text:style-name="T4">0.7</text:span>) {</text:p>
      <text:p text:style-name="P2">setResult(<text:span text:style-name="T3">'Abasteça com Álcool'</text:span>);</text:p>
      <text:p text:style-name="P2">} <text:span text:style-name="T1">else</text:span> {</text:p>
      <text:p text:style-name="P2">setResult(<text:span text:style-name="T3">'Abasteça com Gasolina'</text:span>);</text:p>
      <text:p text:style-name="P2">}</text:p>
      <text:p text:style-name="P2">}</text:p>
      <text:p text:style-name="P2">};</text:p>
      <text:p text:style-name="P4"/>
      <text:p text:style-name="P2"><text:span text:style-name="T1">return</text:span> (</text:p>
      <text:p text:style-name="P2">&lt;<text:span text:style-name="T2">View</text:span> style={customStyles.container}&gt;</text:p>
      <text:p text:style-name="P2">&lt;<text:span text:style-name="T2">Text</text:span> style={customStyles.title}&gt;<text:span text:style-name="T5">Á</text:span>lcool ou <text:span text:style-name="T2">Gasolina</text:span>???&lt;/<text:span text:style-name="T2">Text</text:span>&gt;</text:p>
      <text:p text:style-name="P4"/>
      <text:p text:style-name="P2">&lt;<text:span text:style-name="T2">Image</text:span></text:p>
      <text:p text:style-name="P2">source={{ uri: fuelImage }}</text:p>
      <text:p text:style-name="P2">style={{</text:p>
      <text:p text:style-name="P2">width: <text:span text:style-name="T4">200</text:span>,</text:p>
      <text:p text:style-name="P2">height: <text:span text:style-name="T4">200</text:span>,</text:p>
      <text:p text:style-name="P2">marginLeft: <text:span text:style-name="T4">10</text:span>,</text:p>
      <text:p text:style-name="P2">marginTop: <text:span text:style-name="T4">10</text:span>,</text:p>
      <text:p text:style-name="P2">marginBottom: <text:span text:style-name="T4">20</text:span>,</text:p>
      <text:p text:style-name="P2">}}</text:p>
      <text:p text:style-name="P2">/&gt;</text:p>
      <text:p text:style-name="P4"/>
      <text:p text:style-name="P2">&lt;<text:span text:style-name="T2">TextInput</text:span></text:p>
      <text:p text:style-name="P2">style={customStyles.input}</text:p>
      <text:p text:style-name="P2">placeholder=<text:span text:style-name="T3">"Preço do Álcool"</text:span></text:p>
      <text:p text:style-name="P2">onChangeText={(text) =&gt; setAlcoholPrice(text)}</text:p>
      <text:p text:style-name="P2">keyboardType=<text:span text:style-name="T3">"numeric"</text:span></text:p>
      <text:p text:style-name="P2">/&gt;</text:p>
      <text:p text:style-name="P4"><text:soft-page-break/></text:p>
      <text:p text:style-name="P2">&lt;<text:span text:style-name="T2">TextInput</text:span></text:p>
      <text:p text:style-name="P2">style={customStyles.input}</text:p>
      <text:p text:style-name="P2">placeholder=<text:span text:style-name="T3">"Preço da Gasolina"</text:span></text:p>
      <text:p text:style-name="P2">onChangeText={(text) =&gt; setGasolinePrice(text)}</text:p>
      <text:p text:style-name="P2">keyboardType=<text:span text:style-name="T3">"numeric"</text:span></text:p>
      <text:p text:style-name="P2">/&gt;</text:p>
      <text:p text:style-name="P4"/>
      <text:p text:style-name="P2">&lt;<text:span text:style-name="T2">Button</text:span> title=<text:span text:style-name="T3">"Verificar"</text:span> onPress={checkFuelType} /&gt;</text:p>
      <text:p text:style-name="P4"/>
      <text:p text:style-name="P2">&lt;<text:span text:style-name="T2">Text</text:span> style={customStyles.result}&gt;{result}&lt;/<text:span text:style-name="T2">Text</text:span>&gt;</text:p>
      <text:p text:style-name="P2">&lt;/<text:span text:style-name="T2">View</text:span>&gt;</text:p>
      <text:p text:style-name="P2">);</text:p>
      <text:p text:style-name="P2">}</text:p>
      <text:p text:style-name="P4"/>
      <text:p text:style-name="P2"><text:span text:style-name="T1">export</text:span> <text:span text:style-name="T1">default</text:span> <text:span text:style-name="T2">FuelTypeApp</text:span>;</text:p>
      <text:p text:style-name="P1"/>
      <text:p text:style-name="P1"/>
      <text:p text:style-name="P1"/>
      <text:p text:style-name="P1">________________________________________________________________________________</text:p>
      <text:p text:style-name="P1"/>
      <text:p text:style-name="P1"/>
      <text:p text:style-name="P1"/>
      <text:p text:style-name="P5"/>
      <text:p text:style-name="P5">styles.js</text:p>
      <text:p text:style-name="P5"/>
      <text:p text:style-name="P1"/>
      <text:p text:style-name="P3"><text:span text:style-name="T1">import</text:span> { <text:span text:style-name="T2">StyleSheet</text:span> } <text:span text:style-name="T1">from</text:span> <text:span text:style-name="T3">'react-native'</text:span>;</text:p>
      <text:p text:style-name="P4"/>
      <text:p text:style-name="P2"><text:span text:style-name="T1">const</text:span> customStyles = <text:span text:style-name="T2">StyleSheet</text:span>.create({</text:p>
      <text:p text:style-name="P2">container: {</text:p>
      <text:p text:style-name="P2">flex: <text:span text:style-name="T4">1</text:span>,</text:p>
      <text:p text:style-name="P2">justifyContent: <text:span text:style-name="T3">'center'</text:span>,</text:p>
      <text:p text:style-name="P2">alignItems: <text:span text:style-name="T3">'center'</text:span>,</text:p>
      <text:p text:style-name="P2">},</text:p>
      <text:p text:style-name="P2">title: {</text:p>
      <text:p text:style-name="P2">fontSize: <text:span text:style-name="T4">23</text:span>,</text:p>
      <text:p text:style-name="P2">marginBottom: <text:span text:style-name="T4">30</text:span>,</text:p>
      <text:p text:style-name="P2">},</text:p>
      <text:p text:style-name="P2">input: {</text:p>
      <text:p text:style-name="P2">width: <text:span text:style-name="T4">200</text:span>,</text:p>
      <text:p text:style-name="P2">height: <text:span text:style-name="T4">40</text:span>,</text:p>
      <text:p text:style-name="P2">borderColor: <text:span text:style-name="T3">'gray'</text:span>,</text:p>
      <text:p text:style-name="P2">borderWidth: <text:span text:style-name="T4">1</text:span>,</text:p>
      <text:p text:style-name="P2">marginBottom: <text:span text:style-name="T4">20</text:span>,</text:p>
      <text:p text:style-name="P2">paddingLeft: <text:span text:style-name="T4">10</text:span>,</text:p>
      <text:p text:style-name="P2">},</text:p>
      <text:p text:style-name="P2">result: {</text:p>
      <text:p text:style-name="P2">fontSize: <text:span text:style-name="T4">20</text:span>,</text:p>
      <text:p text:style-name="P2">marginTop: <text:span text:style-name="T4">20</text:span>,</text:p>
      <text:p text:style-name="P2">},</text:p>
      <text:p text:style-name="P2"><text:soft-page-break/>});</text:p>
      <text:p text:style-name="P4"/>
      <text:p text:style-name="P2"><text:span text:style-name="T1">export</text:span> { customStyles };</text:p>
      <text:p text:style-name="P2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ar font-monospace" svg:font-family="'var font-monospace', 'Droid Sans Mono', monospace, monospace, 'Droid Sans Fallback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7T10:30:24.004185790</meta:creation-date>
    <dc:date>2023-10-07T10:33:49.650186732</dc:date>
    <meta:editing-duration>PT3M26S</meta:editing-duration>
    <meta:editing-cycles>1</meta:editing-cycles>
    <meta:document-statistic meta:table-count="0" meta:image-count="0" meta:object-count="0" meta:page-count="3" meta:paragraph-count="78" meta:word-count="197" meta:character-count="1793" meta:non-whitespace-character-count="1674"/>
    <meta:generator>LibreOffice/7.5.6.2$Linux_X86_64 LibreOffice_project/50$Build-2</meta:generator>
  </office:meta>
</office:document-meta>
</file>